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ubtitle">
      <style:text-properties fo:language="ru" fo:country="RU"/>
    </style:style>
    <style:style style:name="P2" style:family="paragraph" style:parent-style-name="Text_20_body">
      <style:text-properties fo:language="ru" fo:country="RU" officeooo:rsid="00039c1f" officeooo:paragraph-rsid="00039c1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</text:p>
      <text:p text:style-name="P2">1. Обращении по индексу к указателям на элементы, которые не являются контейнерами. Как это выглядит в области памяти?</text:p>
      <text:p text:style-name="P2">(В памяти хранятся биты, поэтому при смене типа указателя значение меняет тип?)</text:p>
      <text:p text:style-name="P2">2. </text:p>
      <text:p text:style-name="P2">#include &lt;iostream&gt; </text:p>
      <text:p text:style-name="P2"/>
      <text:p text:style-name="P2">using namespace std; </text:p>
      <text:p text:style-name="P2"/>
      <text:p text:style-name="P2">int main() </text:p>
      <text:p text:style-name="P2">{ </text:p>
      <text:p text:style-name="P2"><text:tab/><text:span text:style-name="T1">union </text:span></text:p>
      <text:p text:style-name="P2"><text:tab/>{ </text:p>
      <text:p text:style-name="P2"><text:tab/><text:tab/>double d; </text:p>
      <text:p text:style-name="P2"><text:tab/><text:tab/>short int a[4]; </text:p>
      <text:p text:style-name="P2"><text:tab/>}; </text:p>
      <text:p text:style-name="P2"><text:tab/>d = 122.0; </text:p>
      <text:p text:style-name="P2"><text:tab/>HexadecimalDump(a[3]); </text:p>
      <text:p text:style-name="P2"><text:tab/>HexadecimalDump(a[2]); </text:p>
      <text:p text:style-name="P2"><text:tab/>HexadecimalDump(a[1]); </text:p>
      <text:p text:style-name="P2"><text:tab/>HexadecimalDump(a[0]); </text:p>
      <text:p text:style-name="P2"><text:tab/>cout &lt;&lt; endl; </text:p>
      <text:p text:style-name="P2"/>
      <text:p text:style-name="P2"><text:tab/>return 0; </text:p>
      <text:p text:style-name="P2">}</text:p>
      <text:p text:style-name="P2">При использовании union объекты используют совместную область памяти. Как это выглядит в области памяти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2-06T12:21:59.101265613</meta:creation-date>
    <dc:date>2023-12-06T17:58:04.351094337</dc:date>
    <meta:editing-duration>PT4H22M21S</meta:editing-duration>
    <meta:editing-cycles>2</meta:editing-cycles>
    <meta:generator>LibreOffice/7.5.8.2$Linux_X86_64 LibreOffice_project/50$Build-2</meta:generator>
    <meta:document-statistic meta:table-count="0" meta:image-count="0" meta:object-count="0" meta:page-count="1" meta:paragraph-count="22" meta:word-count="75" meta:character-count="544" meta:non-whitespace-character-count="460"/>
  </office:meta>
</office:document-meta>
</file>